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 style:master-page-name="MP0">
      <style:table-properties style:width="17cm" fo:margin-left="0cm" style:page-number="auto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2116a8" officeooo:paragraph-rsid="002116a8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6">Nuuk</text:p>
          </table:table-cell>
          <table:table-cell table:style-name="Tableau1.A2" office:value-type="string">
            <text:p text:style-name="P6">Homme moderne</text:p>
          </table:table-cell>
          <table:table-cell table:style-name="Tableau1.D2" table:number-rows-spanned="2" office:value-type="string">
            <text:p text:style-name="P6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8">Village inuit</text:p>
          </table:table-cell>
          <table:table-cell table:style-name="Tableau1.A2" office:value-type="string">
            <text:p text:style-name="P6">Pécheur</text:p>
          </table:table-cell>
          <table:table-cell table:style-name="Tableau1.D2" table:number-rows-spanned="2" office:value-type="string">
            <text:p text:style-name="P6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6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6">Homme préhistorique</text:p>
          </table:table-cell>
          <table:table-cell table:style-name="Tableau1.D2" table:number-rows-spanned="2" office:value-type="string">
            <text:p text:style-name="P6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6">New-York</text:p>
          </table:table-cell>
          <table:table-cell table:style-name="Tableau1.A2" office:value-type="string">
            <text:p text:style-name="P3">Serveur Mcdo</text:p>
          </table:table-cell>
          <table:table-cell table:style-name="Tableau1.D2" table:number-rows-spanned="2" office:value-type="string">
            <text:p text:style-name="P3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amps de bataille (canyon)</text:p>
          </table:table-cell>
          <table:table-cell table:style-name="Tableau1.A2" office:value-type="string">
            <text:p text:style-name="P3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6">Mexico</text:p>
          </table:table-cell>
          <table:table-cell table:style-name="Tableau1.A2" office:value-type="string">
            <text:p text:style-name="P6">Mariachi</text:p>
          </table:table-cell>
          <table:table-cell table:style-name="Tableau1.D2" table:number-rows-spanned="2" office:value-type="string">
            <text:p text:style-name="P3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Tenochtitlan</text:p>
          </table:table-cell>
          <table:table-cell table:style-name="Tableau1.A2" office:value-type="string">
            <text:p text:style-name="P3">Soldat aztèques</text:p>
          </table:table-cell>
          <table:table-cell table:style-name="Tableau1.D2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<text:soft-page-break/>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6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9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3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Favelas</text:p>
          </table:table-cell>
          <table:table-cell table:style-name="Tableau1.A2" office:value-type="string">
            <text:p text:style-name="P3">Gamin footballeur</text:p>
          </table:table-cell>
          <table:table-cell table:style-name="Tableau1.D2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7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Défilé fascist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enise</text:p>
          </table:table-cell>
          <table:table-cell table:style-name="Tableau1.A2" office:value-type="string">
            <text:p text:style-name="P3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olisée</text:p>
          </table:table-cell>
          <table:table-cell table:style-name="Tableau1.A2" office:value-type="string">
            <text:p text:style-name="P3">Gladiateur</text:p>
          </table:table-cell>
          <table:table-cell table:style-name="Tableau1.D2" table:number-rows-spanned="2" office:value-type="string">
            <text:p text:style-name="P3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6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3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6">Napoléon Ier</text:p>
          </table:table-cell>
          <table:table-cell table:style-name="Tableau1.D2" table:number-rows-spanned="2" office:value-type="string">
            <text:p text:style-name="P3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âteau</text:p>
          </table:table-cell>
          <table:table-cell table:style-name="Tableau1.A2" office:value-type="string">
            <text:p text:style-name="P3">Chevalier</text:p>
          </table:table-cell>
          <table:table-cell table:style-name="Tableau1.D2" table:number-rows-spanned="2" office:value-type="string">
            <text:p text:style-name="P3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6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3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3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ukrainien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Russe</text:p>
          </table:table-cell>
          <table:table-cell table:style-name="Tableau1.A2" office:value-type="string">
            <text:p text:style-name="P3">Cosaque</text:p>
          </table:table-cell>
          <table:table-cell table:style-name="Tableau1.D2" table:number-rows-spanned="2" office:value-type="string">
            <text:p text:style-name="P3">Piège à our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lav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6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6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3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yramides de Gizeh</text:p>
          </table:table-cell>
          <table:table-cell table:style-name="Tableau1.A2" office:value-type="string">
            <text:p text:style-name="P3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6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Apartheid</text:p>
          </table:table-cell>
          <table:table-cell table:style-name="Tableau1.A2" office:value-type="string">
            <text:p text:style-name="P3">Mandela</text:p>
          </table:table-cell>
          <table:table-cell table:style-name="Tableau1.D2" table:number-rows-spanned="2" office:value-type="string">
            <text:p text:style-name="P3">Barricad<text:soft-page-break/>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zoulou</text:p>
          </table:table-cell>
          <table:table-cell table:style-name="Tableau1.A2" office:value-type="string">
            <text:p text:style-name="P3">Guerrier</text:p>
          </table:table-cell>
          <table:table-cell table:style-name="Tableau1.D2" table:number-rows-spanned="2" office:value-type="string">
            <text:p text:style-name="P3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6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3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Jérusalem</text:p>
          </table:table-cell>
          <table:table-cell table:style-name="Tableau1.A2" office:value-type="string">
            <text:p text:style-name="P3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6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3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3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3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3">Mineur</text:p>
          </table:table-cell>
          <table:table-cell table:style-name="Tableau1.D2" table:number-rows-spanned="2" office:value-type="string">
            <text:p text:style-name="P6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3">Villes chinoises <text:soft-page-break/>modernes</text:p>
          </table:table-cell>
          <table:table-cell table:style-name="Tableau1.A2" office:value-type="string">
            <text:p text:style-name="P5">Mamie</text:p>
          </table:table-cell>
          <table:table-cell table:style-name="Tableau1.D2" table:number-rows-spanned="2" office:value-type="string">
            <text:p text:style-name="P3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6">Tokyo</text:p>
          </table:table-cell>
          <table:table-cell table:style-name="Tableau1.A2" office:value-type="string">
            <text:p text:style-name="P3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6">Samurai</text:p>
          </table:table-cell>
          <table:table-cell table:style-name="Tableau1.D2" table:number-rows-spanned="2" office:value-type="string">
            <text:p text:style-name="P3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6">Opéra de Sydney</text:p>
          </table:table-cell>
          <table:table-cell table:style-name="Tableau1.A2" office:value-type="string">
            <text:p text:style-name="P3">Cymbaliste</text:p>
          </table:table-cell>
          <table:table-cell table:style-name="Tableau1.D2" table:number-rows-spanned="2" office:value-type="string">
            <text:p text:style-name="P3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aborigène</text:p>
          </table:table-cell>
          <table:table-cell table:style-name="Tableau1.A2" office:value-type="string">
            <text:p text:style-name="P3">Chef tribal</text:p>
          </table:table-cell>
          <table:table-cell table:style-name="Tableau1.D2" table:number-rows-spanned="2" office:value-type="string">
            <text:p text:style-name="P3">Bébé 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meta:creation-date>2009-04-16T11:32:00Z</meta:creation-date>
    <dc:date>2019-11-09T16:01:49.780000000</dc:date>
    <meta:editing-cycles>118</meta:editing-cycles>
    <meta:editing-duration>P1DT7H17M28S</meta:editing-duration>
    <meta:document-statistic meta:table-count="1" meta:image-count="0" meta:object-count="0" meta:page-count="6" meta:paragraph-count="250" meta:word-count="399" meta:character-count="2712" meta:non-whitespace-character-count="2563"/>
    <meta:user-defined meta:name="Info 1"/>
    <meta:user-defined meta:name="Info 2"/>
    <meta:user-defined meta:name="Info 3"/>
    <meta:user-defined meta:name="Info 4"/>
    <meta:template xlink:type="simple" xlink:actuate="onRequest" xlink:title="" xlink:href="E22AB1BD.dotm"/>
  </office:meta>
</office:document-meta>
</file>